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3000002FD0B96E946BB48E9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0a25" officeooo:paragraph-rsid="001c0a25"/>
    </style:style>
    <style:style style:name="P2" style:family="paragraph" style:parent-style-name="Title">
      <style:text-properties officeooo:rsid="001c0a25" officeooo:paragraph-rsid="001c0a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xe1" text:anchor-type="char" svg:x="-1.307cm" svg:y="2.641cm" svg:width="27.933cm" svg:height="15.462cm" draw:z-index="0"><draw:image xlink:href="Pictures/1000000000000733000002FD0B96E946BB48E9F8.png" xlink:type="simple" xlink:show="embed" xlink:actuate="onLoad" loext:mime-type="image/png"/></draw:frame>Tarefa “Acceso HTTP HTTPS”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7T12:18:52.763460675</meta:creation-date>
    <dc:date>2023-09-27T12:20:38.744049837</dc:date>
    <meta:editing-duration>PT1M46S</meta:editing-duration>
    <meta:editing-cycles>1</meta:editing-cycles>
    <meta:document-statistic meta:table-count="0" meta:image-count="1" meta:object-count="0" meta:page-count="1" meta:paragraph-count="1" meta:word-count="4" meta:character-count="26" meta:non-whitespace-character-count="23"/>
    <meta:generator>LibreOffice/6.4.7.2$Linux_X86_64 LibreOffice_project/40$Build-2</meta:generator>
  </office:meta>
</office:document-meta>
</file>